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V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row>
                <mi/>
                <mo stretchy="false">−</mo>
                <mrow>
                  <munderover>
                    <mo stretchy="false">∫</mo>
                    <mn>0</mn>
                    <mi>r</mi>
                  </munderover>
                  <mstyle mathvariant="bold">
                    <mrow>
                      <mi>F</mi>
                    </mrow>
                  </mstyle>
                </mrow>
              </mrow>
            </mrow>
            <mrow>
              <mi/>
              <mo stretchy="false">⋅</mo>
              <mi/>
            </mrow>
            <mtext>d</mtext>
            <mstyle mathvariant="bold">
              <mrow>
                <mi>r</mi>
              </mrow>
            </mstyle>
            <mi>'</mi>
            <mrow>
              <mi/>
              <mo stretchy="false">=</mo>
              <mi/>
            </mrow>
            <mi>k</mi>
            <mrow>
              <munderover>
                <mo stretchy="false">∫</mo>
                <mn>0</mn>
                <mrow>
                  <mrow>
                    <mstyle mathvariant="bold">
                      <mrow>
                        <mi>r</mi>
                      </mrow>
                    </mstyle>
                    <mo stretchy="false">=</mo>
                    <mrow>
                      <mo stretchy="false">(</mo>
                      <mrow>
                        <mi>x</mi>
                        <mi>,</mi>
                        <mi>y</mi>
                        <mi>,</mi>
                        <mi>z</mi>
                      </mrow>
                      <mo stretchy="false">)</mo>
                    </mrow>
                  </mrow>
                </mrow>
              </munderover>
              <mrow>
                <mo stretchy="false">(</mo>
                <mrow>
                  <mi>x</mi>
                  <mi>'</mi>
                  <mtext>d</mtext>
                  <mi>x</mi>
                  <mi>'</mi>
                  <mrow>
                    <mi/>
                    <mo stretchy="false">+</mo>
                    <mi/>
                  </mrow>
                  <mi>y</mi>
                  <mi>'</mi>
                  <mtext>d</mtext>
                  <mi>y</mi>
                  <mi>'</mi>
                  <mrow>
                    <mi/>
                    <mo stretchy="false">+</mo>
                    <mi/>
                  </mrow>
                  <mi>y</mi>
                  <mi>'</mi>
                  <mtext>d</mtext>
                  <mi>y</mi>
                  <mi>'</mi>
                </mrow>
                <mo stretchy="false">)</mo>
              </mrow>
            </mrow>
            <mrow>
              <mi/>
              <mo stretchy="false">=</mo>
              <mi/>
            </mrow>
            <mphantom>
              <mstyle>
                <mrow>
                  <mn>.</mn>
                </mrow>
              </mstyle>
            </mphantom>
          </mrow>
        </mtd>
      </mtr>
      <mtr>
        <mtd>
          <mrow>
            <mphantom>
              <mstyle>
                <mrow>
                  <mn>.</mn>
                </mrow>
              </mstyle>
            </mphantom>
            <mrow>
              <mi/>
              <mo stretchy="false">=</mo>
              <mi/>
            </mrow>
            <mi>k</mi>
            <mrow>
              <munderover>
                <mo stretchy="false">∫</mo>
                <mn>0</mn>
                <mi>x</mi>
              </munderover>
              <mi>x</mi>
            </mrow>
            <mi>'</mi>
            <mtext>d</mtext>
            <mi>x</mi>
            <mi>'</mi>
            <mrow>
              <mi/>
              <mo stretchy="false">+</mo>
              <mi/>
            </mrow>
            <mi>k</mi>
            <mrow>
              <munderover>
                <mo stretchy="false">∫</mo>
                <mn>0</mn>
                <mi>y</mi>
              </munderover>
              <mi>y</mi>
            </mrow>
            <mi>'</mi>
            <mtext>d</mtext>
            <mi>y</mi>
            <mi>'</mi>
            <mrow>
              <mi/>
              <mo stretchy="false">+</mo>
              <mi/>
            </mrow>
            <mi>k</mi>
            <mrow>
              <munderover>
                <mo stretchy="false">∫</mo>
                <mn>0</mn>
                <mi>z</mi>
              </munderover>
              <mi>z</mi>
            </mrow>
            <mi>'</mi>
            <mtext>d</mtext>
            <mi>z</mi>
            <mi>'</mi>
            <mrow>
              <mi/>
              <mo stretchy="false">=</mo>
              <mi/>
            </mrow>
            <mfrac>
              <mi>k</mi>
              <mn>2</mn>
            </mfrac>
            <mrow>
              <mo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  <mo stretchy="false">+</mo>
                  <msup>
                    <mi>z</mi>
                    <mn>2</mn>
                  </msup>
                </mrow>
              </mrow>
              <mo stretchy="false">)</mo>
            </mrow>
          </mrow>
        </mtd>
      </mtr>
      <mtr>
        <mtd>
          <mrow>
            <mo stretchy="false">⇒</mo>
            <mi>V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frac>
              <mi>k</mi>
              <mn>2</mn>
            </mfrac>
            <msup>
              <mrow>
                <mstyle mathvariant="bold">
                  <mrow>
                    <mi>r</mi>
                  </mrow>
                </mstyle>
              </mrow>
              <mn>2</mn>
            </msup>
          </mrow>
        </mtd>
      </mtr>
    </mtable>
    <annotation encoding="StarMath 5.0">V (bold r) `=` - int from 0 to r bold F ` cdot ` "d" bold r' `=` k int from 0 to {bold r =(x,y,z)} (x'"d"x' `+` y'"d"y' `+` y'"d"y') `=` phantom . newline
phantom . `=` k int from 0 to x x'"d"x' `+` k int from 0 to y y'"d"y' `+` k int from 0 to z z'"d"z' `=` k over 2 (x^2+y^2+z^2) newline
drarrow V(bold r) `=` k over 2 {bold r}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45:54.954000000</meta:creation-date>
    <meta:generator>LibreOffice/4.1.4.2$Windows_x86 LibreOffice_project/0a0440ccc0227ad9829de5f46be37cfb6edcf72</meta:generator>
  </office:meta>
</office:document-meta>
</file>